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284327ADE35D08D586.png" manifest:media-type="image/png"/>
  <manifest:file-entry manifest:full-path="Pictures/10000201000000CC000000CCA2B8602E68DC1FE4.png" manifest:media-type="image/png"/>
  <manifest:file-entry manifest:full-path="Pictures/10000201000002D2000003208FA96E9B191D2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111111" draw:marker-start-width="0.35cm" draw:marker-end-width="0.35cm" draw:fill="solid" draw:fill-color="#ff9999" draw:opacity="20%" draw:textarea-horizontal-align="justify" draw:textarea-vertical-align="middle" draw:auto-grow-height="false" fo:min-height="1.45cm" fo:min-width="3.4cm" fo:padding-top="0.175cm" fo:padding-bottom="0.175cm" fo:padding-left="0.3cm" fo:padding-right="0.3cm" draw:shadow-opacity="20%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1cm"/>
    </style:style>
    <style:style style:name="gr4" style:family="graphic" style:parent-style-name="standard">
      <style:graphic-properties draw:stroke="none" draw:fill="none" fo:min-height="1.25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466cm" fo:min-width="3.21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fill-color="#cc0000" draw:textarea-vertical-align="middle"/>
    </style:style>
    <style:style style:name="gr7" style:family="graphic" style:parent-style-name="objectwithoutfill">
      <style:graphic-properties draw:marker-end="Arrow" draw:marker-end-width="0.3cm" draw:fill="solid" draw:fill-color="#cc0000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0.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999" draw:opacity="20%"/>
      <style:paragraph-properties fo:text-align="center"/>
      <style:text-properties style:font-name="Latin Modern Sans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style:font-name="Latin Modern Sans" fo:font-weight="bold" style:font-weight-asian="bold" style:font-weight-complex="bold"/>
    </style:style>
    <style:style style:name="P5" style:family="paragraph">
      <loext:graphic-properties draw:fill="solid" draw:fill-color="#cc0000"/>
      <style:paragraph-properties fo:text-align="center"/>
    </style:style>
    <style:style style:name="P6" style:family="paragraph">
      <loext:graphic-properties draw:fill-color="#cc0000"/>
      <style:paragraph-properties fo:text-align="center"/>
    </style:style>
    <style:style style:name="T1" style:family="text">
      <style:text-properties style:font-name="Latin Moder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atin Moder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8cm" svg:x="0.1cm" svg:y="0.1cm">
          <text:p text:style-name="P1"><text:span text:style-name="T1">Multimedia </text:span><text:span text:style-name="T1"><text:line-break/></text:span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.8cm" svg:x="8.5cm" svg:y="0.1cm">
          <text:p text:style-name="P1"><text:span text:style-name="T1">Query </text:span><text:span text:style-name="T1"><text:line-break/></text:span><text:span text:style-name="T1">Process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8cm" svg:x="0.1cm" svg:y="3.47cm">
          <text:p text:style-name="P1"><text:span text:style-name="T1">Indexing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7" draw:id="id7" draw:layer="layout" svg:width="1.961cm" svg:height="2.141cm" svg:x="5.37cm" svg:y="3.3cm">
          <draw:image xlink:href="Pictures/10000201000002D2000003208FA96E9B191D258A.png" xlink:type="simple" xlink:show="embed" xlink:actuate="onLoad">
            <text:p/>
          </draw:image>
        </draw:frame>
        <draw:custom-shape draw:style-name="gr1" draw:text-style-name="P2" xml:id="id6" draw:id="id6" draw:layer="layout" svg:width="4cm" svg:height="1.8cm" svg:x="8.5cm" svg:y="3.47cm">
          <text:p text:style-name="P1"><text:span text:style-name="T1">Retrieval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2cm" svg:height="0.76cm" svg:x="5.39cm" svg:y="2.6cm">
          <draw:text-box>
            <text:p text:style-name="P1"><text:span text:style-name="T2">Indexes</text:span></text:p>
          </draw:text-box>
        </draw:frame>
        <draw:frame draw:style-name="gr4" draw:text-style-name="P3" draw:layer="layout" svg:width="5.5cm" svg:height="1.5cm" svg:x="3.6cm" svg:y="8.3cm">
          <draw:text-box>
            <text:p text:style-name="P1"><text:span text:style-name="T2">Multimedia Documents</text:span></text:p>
          </draw:text-box>
        </draw:frame>
        <draw:custom-shape draw:style-name="gr5" draw:text-style-name="P4" xml:id="id5" draw:id="id5" draw:layer="layout" svg:width="3.9cm" svg:height="1.9cm" svg:x="14.2cm" svg:y="3.4cm">
          <text:p text:style-name="P1"><text:span text:style-name="T3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4.1cm" svg:y1="1cm" svg:x2="8.5cm" svg:y2="1cm" draw:start-shape="id1" draw:start-glue-point="1" draw:end-shape="id2" svg:d="M4100 1000h4400" svg:viewBox="0 0 4401 1">
          <text:p/>
        </draw:connector>
        <draw:connector draw:style-name="gr7" draw:text-style-name="P5" draw:layer="layout" svg:x1="5.3cm" svg:y1="7.251cm" svg:x2="2.1cm" svg:y2="5.27cm" draw:start-shape="id3" draw:start-glue-point="3" draw:end-shape="id4" draw:end-glue-point="2" svg:d="M5300 7251h-3200v-1981" svg:viewBox="0 0 3201 1982">
          <text:p/>
        </draw:connector>
        <draw:connector draw:style-name="gr7" draw:text-style-name="P5" draw:layer="layout" svg:x1="7.597cm" svg:y1="7.251cm" svg:x2="16.15cm" svg:y2="5.3cm" draw:start-shape="id3" draw:end-shape="id5" draw:end-glue-point="2" svg:d="M7597 7251h8553v-1951" svg:viewBox="0 0 8554 1952">
          <text:p/>
        </draw:connector>
        <draw:connector draw:style-name="gr6" draw:text-style-name="P5" draw:layer="layout" svg:x1="2.1cm" svg:y1="1.9cm" svg:x2="2.1cm" svg:y2="3.47cm" draw:start-shape="id1" draw:start-glue-point="2" draw:end-shape="id4" draw:end-glue-point="0" svg:d="M2100 1900v1570" svg:viewBox="0 0 1 1571">
          <text:p/>
        </draw:connector>
        <draw:connector draw:style-name="gr8" draw:text-style-name="P3" draw:layer="layout" svg:x1="10.5cm" svg:y1="1.9cm" svg:x2="10.5cm" svg:y2="3.47cm" draw:start-shape="id2" draw:start-glue-point="2" draw:end-shape="id6" draw:end-glue-point="0" svg:d="M10500 1900v1570" svg:viewBox="0 0 1 1571">
          <text:p/>
        </draw:connector>
        <draw:connector draw:style-name="gr7" draw:text-style-name="P5" draw:layer="layout" svg:x1="4.1cm" svg:y1="4.37cm" svg:x2="5.37cm" svg:y2="4.37cm" draw:start-shape="id4" draw:start-glue-point="1" draw:end-shape="id7" draw:end-glue-point="3" svg:d="M4100 4370h1270" svg:viewBox="0 0 1271 1">
          <text:p/>
        </draw:connector>
        <draw:connector draw:style-name="gr7" draw:text-style-name="P5" draw:layer="layout" svg:x1="7.331cm" svg:y1="4.37cm" svg:x2="8.5cm" svg:y2="4.37cm" draw:start-shape="id7" draw:start-glue-point="1" draw:end-shape="id6" draw:end-glue-point="3" svg:d="M7331 4370h1169" svg:viewBox="0 0 1170 1">
          <text:p/>
        </draw:connector>
        <draw:custom-shape draw:style-name="gr9" draw:text-style-name="P6" draw:layer="layout" svg:width="1.2cm" svg:height="0.4cm" svg:x="12.784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xml:id="id3" draw:id="id3" draw:layer="layout" svg:width="2.297cm" svg:height="2.297cm" svg:x="5.3cm" svg:y="6.103cm">
          <draw:image xlink:href="Pictures/10000201000000CC000000CCA2B8602E68DC1FE4.png" xlink:type="simple" xlink:show="embed" xlink:actuate="onLoad">
            <text:p/>
          </draw:image>
        </draw:frame>
        <draw:custom-shape draw:style-name="gr9" draw:text-style-name="P6" draw:layer="layout" svg:width="1.2cm" svg:height="0.4cm" draw:transform="rotate (-3.13496040243221) translate (13.986cm 4.0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331cm" svg:height="0.76cm" svg:x="12.219cm" svg:y="3.04cm">
          <draw:text-box>
            <text:p text:style-name="P1"><text:span text:style-name="T2">Query</text:span></text:p>
          </draw:text-box>
        </draw:frame>
        <draw:frame draw:style-name="gr3" draw:text-style-name="P3" draw:layer="layout" svg:width="2.331cm" svg:height="0.76cm" svg:x="12.219cm" svg:y="5cm">
          <draw:text-box>
            <text:p text:style-name="P1"><text:span text:style-name="T2">Results</text:span></text:p>
          </draw:text-box>
        </draw:frame>
        <draw:custom-shape draw:style-name="gr9" draw:text-style-name="P6" draw:layer="layout" svg:width="1.2cm" svg:height="0.4cm" svg:x="18.265cm" svg:y="4.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2cm" svg:height="0.4cm" draw:transform="rotate (-3.13496040243221) translate (19.467cm 4.0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331cm" svg:height="0.76cm" svg:x="17.7cm" svg:y="3cm">
          <draw:text-box>
            <text:p text:style-name="P1"><text:span text:style-name="T2">Query</text:span></text:p>
          </draw:text-box>
        </draw:frame>
        <draw:frame draw:style-name="gr3" draw:text-style-name="P3" draw:layer="layout" svg:width="2.331cm" svg:height="0.76cm" svg:x="17.7cm" svg:y="4.96cm">
          <draw:text-box>
            <text:p text:style-name="P1"><text:span text:style-name="T2">Results</text:span></text:p>
          </draw:text-box>
        </draw:frame>
        <draw:frame draw:style-name="gr2" draw:text-style-name="P3" draw:layer="layout" svg:width="2.181cm" svg:height="2.193cm" svg:x="19.619cm" svg:y="3.307cm">
          <draw:image xlink:href="Pictures/1000020100000122000001284327ADE35D08D586.png" xlink:type="simple" xlink:show="embed" xlink:actuate="onLoad">
            <text:p/>
          </draw:image>
        </draw:frame>
        <draw:frame draw:style-name="gr3" draw:text-style-name="P3" draw:layer="layout" svg:width="2.331cm" svg:height="0.76cm" svg:x="19.869cm" svg:y="5.3cm">
          <draw:text-box>
            <text:p text:style-name="P1"><text:span text:style-name="T2">U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11-15T11:23:40.628185801</dc:date>
    <meta:editing-duration>PT2H13M2S</meta:editing-duration>
    <meta:editing-cycles>29</meta:editing-cycles>
    <meta:generator>LibreOffice/5.0.2.2$Linux_X86_64 LibreOffice_project/00m0$Build-2</meta:generator>
    <dc:creator>Mohamed ZARKA</dc:creator>
    <meta:document-statistic meta:object-count="26"/>
  </office:meta>
</office:document-meta>
</file>